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06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8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8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number-columns-repeated="8" table:default-cell-style-name="Default"/>
        <table:table-column table:style-name="co1" table:default-cell-style-name="ce88"/>
        <table:table-column table:style-name="co1" table:number-columns-repeated="21" table:default-cell-style-name="Default"/>
        <table:table-row table:style-name="ro1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Layout</text:p>
          </table:table-cell>
          <table:table-cell table:number-columns-repeated="7"/>
          <table:table-cell table:style-name="Default"/>
          <table:table-cell table:number-columns-repeated="21"/>
        </table:table-row>
        <table:table-row table:style-name="ro2">
          <table:table-cell table:style-name="ce1" office:value-type="string" calcext:value-type="string">
            <text:p>23/11/19</text:p>
          </table:table-cell>
          <table:table-cell table:style-name="ce88" office:value-type="string" calcext:value-type="string">
            <text:p>No nitrate</text:p>
          </table:table-cell>
          <table:table-cell table:style-name="ce88" office:value-type="string" calcext:value-type="string">
            <text:p>Nitrate 2hrs in morning</text:p>
          </table:table-cell>
          <table:table-cell table:style-name="ce88" office:value-type="string" calcext:value-type="string">
            <text:p>Nitrate overnight</text:p>
          </table:table-cell>
          <table:table-cell table:style-name="ce88" office:value-type="string" calcext:value-type="string">
            <text:p>All leaf protoplasts grown in nitrate-free phytogel</text:p>
          </table:table-cell>
          <table:table-cell table:style-name="ce2" table:number-columns-repeated="8"/>
          <table:table-cell table:number-columns-repeated="17"/>
        </table:table-row>
        <table:table-row table:style-name="ro3">
          <table:table-cell table:style-name="ce2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2" calcext:value-type="float">
            <text:p>12</text:p>
          </table:table-cell>
          <table:table-cell table:number-columns-repeated="6"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</table:table-row>
        <table:table-row table:style-name="ro3">
          <table:table-cell table:style-name="ce88" office:value-type="string" calcext:value-type="string">
            <text:p>a</text:p>
          </table:table-cell>
          <table:table-cell table:number-columns-repeated="7" table:style-name="ce88" office:value-type="string" calcext:value-type="string">
            <text:p>71 + 72</text:p>
          </table:table-cell>
          <table:table-cell office:value-type="string" calcext:value-type="string">
            <text:p>71 + 72</text:p>
          </table:table-cell>
          <table:table-cell table:style-name="ce88" office:value-type="string" calcext:value-type="string">
            <text:p>71 + 72</text:p>
          </table:table-cell>
          <table:table-cell table:style-name="ce2" table:number-columns-repeated="3"/>
          <table:table-cell table:number-columns-repeated="6"/>
          <table:table-cell table:style-name="ce88"/>
          <table:table-cell table:number-columns-repeated="10"/>
        </table:table-row>
        <table:table-row table:style-name="ro3">
          <table:table-cell table:style-name="ce88" office:value-type="string" calcext:value-type="string">
            <text:p>b</text:p>
          </table:table-cell>
          <table:table-cell table:number-columns-repeated="7" table:style-name="ce88" office:value-type="string" calcext:value-type="string">
            <text:p>25+72</text:p>
          </table:table-cell>
          <table:table-cell office:value-type="string" calcext:value-type="string">
            <text:p>25+72</text:p>
          </table:table-cell>
          <table:table-cell table:style-name="ce88" office:value-type="string" calcext:value-type="string">
            <text:p>25+72</text:p>
          </table:table-cell>
          <table:table-cell table:style-name="ce2" table:number-columns-repeated="3"/>
          <table:table-cell table:number-columns-repeated="17"/>
        </table:table-row>
        <table:table-row table:style-name="ro3">
          <table:table-cell table:style-name="ce88" office:value-type="string" calcext:value-type="string">
            <text:p>c</text:p>
          </table:table-cell>
          <table:table-cell table:number-columns-repeated="7" table:style-name="ce88" office:value-type="string" calcext:value-type="string">
            <text:p>35+72</text:p>
          </table:table-cell>
          <table:table-cell office:value-type="string" calcext:value-type="string">
            <text:p>35+72</text:p>
          </table:table-cell>
          <table:table-cell table:style-name="ce88" office:value-type="string" calcext:value-type="string">
            <text:p>35+72</text:p>
          </table:table-cell>
          <table:table-cell table:style-name="ce2" table:number-columns-repeated="3"/>
          <table:table-cell table:number-columns-repeated="17"/>
        </table:table-row>
        <table:table-row table:style-name="ro3">
          <table:table-cell table:style-name="ce88" office:value-type="string" calcext:value-type="string">
            <text:p>d</text:p>
          </table:table-cell>
          <table:table-cell table:number-columns-repeated="7" table:style-name="ce88" office:value-type="string" calcext:value-type="string">
            <text:p>36+72</text:p>
          </table:table-cell>
          <table:table-cell office:value-type="string" calcext:value-type="string">
            <text:p>36+72</text:p>
          </table:table-cell>
          <table:table-cell table:style-name="ce88" office:value-type="string" calcext:value-type="string">
            <text:p>36+72</text:p>
          </table:table-cell>
          <table:table-cell table:style-name="ce2" table:number-columns-repeated="3"/>
          <table:table-cell table:number-columns-repeated="17"/>
        </table:table-row>
        <table:table-row table:style-name="ro3">
          <table:table-cell table:style-name="ce88" office:value-type="string" calcext:value-type="string">
            <text:p>e</text:p>
          </table:table-cell>
          <table:table-cell table:number-columns-repeated="7" table:style-name="ce88" office:value-type="string" calcext:value-type="string">
            <text:p>92+72</text:p>
          </table:table-cell>
          <table:table-cell office:value-type="string" calcext:value-type="string">
            <text:p>92+72</text:p>
          </table:table-cell>
          <table:table-cell table:style-name="ce88" office:value-type="string" calcext:value-type="string">
            <text:p>92+72</text:p>
          </table:table-cell>
          <table:table-cell table:style-name="ce2" table:number-columns-repeated="3"/>
          <table:table-cell table:number-columns-repeated="17"/>
        </table:table-row>
        <table:table-row table:style-name="ro3">
          <table:table-cell table:style-name="ce88" office:value-type="string" calcext:value-type="string">
            <text:p>f</text:p>
          </table:table-cell>
          <table:table-cell table:style-name="ce2" table:number-columns-repeated="12"/>
          <table:table-cell table:number-columns-repeated="17"/>
        </table:table-row>
        <table:table-row table:style-name="ro3">
          <table:table-cell table:style-name="ce88" office:value-type="string" calcext:value-type="string">
            <text:p>g</text:p>
          </table:table-cell>
          <table:table-cell table:style-name="ce2" table:number-columns-repeated="12"/>
          <table:table-cell table:number-columns-repeated="17"/>
        </table:table-row>
        <table:table-row table:style-name="ro3">
          <table:table-cell table:style-name="ce88" office:value-type="string" calcext:value-type="string">
            <text:p>h</text:p>
          </table:table-cell>
          <table:table-cell table:style-name="ce2" table:number-columns-repeated="12"/>
          <table:table-cell table:number-columns-repeated="17"/>
        </table:table-row>
        <table:table-row table:style-name="ro1">
          <table:table-cell/>
          <table:table-cell table:style-name="ce86"/>
          <table:table-cell table:number-columns-repeated="6"/>
          <table:table-cell table:style-name="Default"/>
          <table:table-cell table:number-columns-repeated="2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table:number-columns-repeated="8"/>
          <table:table-cell table:style-name="Default"/>
          <table:table-cell table:style-name="ce90" table:number-columns-repeated="2"/>
          <table:table-cell table:number-columns-repeated="1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88"/>
          <table:table-cell table:style-name="ce30"/>
          <table:table-cell table:number-columns-repeated="2"/>
          <table:table-cell table:style-name="ce30"/>
          <table:table-cell table:number-columns-repeated="2"/>
          <table:table-cell table:style-name="ce30"/>
          <table:table-cell table:number-columns-repeated="3"/>
          <table:table-cell table:style-name="ce30"/>
          <table:table-cell table:number-columns-repeated="17"/>
        </table:table-row>
        <table:table-row table:style-name="ro1" table:number-rows-repeated="18">
          <table:table-cell table:number-columns-repeated="30"/>
        </table:table-row>
        <table:table-row table:style-name="ro1">
          <table:table-cell table:style-name="ce84"/>
          <table:table-cell table:number-columns-repeated="29"/>
        </table:table-row>
        <table:table-row table:style-name="ro4">
          <table:table-cell table:style-name="ce85"/>
          <table:table-cell table:number-columns-repeated="29"/>
        </table:table-row>
        <table:table-row table:style-name="ro1">
          <table:table-cell table:style-name="ce86"/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layou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ell_row</text:p>
          </table:table-cell>
          <table:table-cell office:value-type="string" calcext:value-type="string">
            <text:p>well_co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dition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input.B5]" office:value-type="string" office:string-value="71 + 72" calcext:value-type="string">
            <text:p>71 + 72</text:p>
          </table:table-cell>
          <table:table-cell table:style-name="ce88" office:value-type="string" calcext:value-type="string">
            <text:p>nitrate_free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input.B6]" office:value-type="string" office:string-value="25+72" calcext:value-type="string">
            <text:p>25+72</text:p>
          </table:table-cell>
          <table:table-cell table:style-name="ce88" office:value-type="string" calcext:value-type="string">
            <text:p>nitrate_free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input.B7]" office:value-type="string" office:string-value="35+72" calcext:value-type="string">
            <text:p>35+72</text:p>
          </table:table-cell>
          <table:table-cell table:style-name="ce88" office:value-type="string" calcext:value-type="string">
            <text:p>nitrate_free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input.B8]" office:value-type="string" office:string-value="36+72" calcext:value-type="string">
            <text:p>36+72</text:p>
          </table:table-cell>
          <table:table-cell table:style-name="ce88" office:value-type="string" calcext:value-type="string">
            <text:p>nitrate_free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input.B9]" office:value-type="string" office:string-value="92+72" calcext:value-type="string">
            <text:p>92+72</text:p>
          </table:table-cell>
          <table:table-cell table:style-name="ce88" office:value-type="string" calcext:value-type="string">
            <text:p>nitrate_fre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input.B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[input.B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[input.B1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[input.C5]" office:value-type="string" office:string-value="71 + 72" calcext:value-type="string">
            <text:p>71 + 72</text:p>
          </table:table-cell>
          <table:table-cell table:style-name="ce88" office:value-type="string" calcext:value-type="string">
            <text:p>nitrate_free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input.C6]" office:value-type="string" office:string-value="25+72" calcext:value-type="string">
            <text:p>25+72</text:p>
          </table:table-cell>
          <table:table-cell table:style-name="ce88" office:value-type="string" calcext:value-type="string">
            <text:p>nitrate_free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[input.C7]" office:value-type="string" office:string-value="35+72" calcext:value-type="string">
            <text:p>35+72</text:p>
          </table:table-cell>
          <table:table-cell table:style-name="ce88" office:value-type="string" calcext:value-type="string">
            <text:p>nitrate_free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[input.C8]" office:value-type="string" office:string-value="36+72" calcext:value-type="string">
            <text:p>36+72</text:p>
          </table:table-cell>
          <table:table-cell table:style-name="ce88" office:value-type="string" calcext:value-type="string">
            <text:p>nitrate_free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[input.C9]" office:value-type="string" office:string-value="92+72" calcext:value-type="string">
            <text:p>92+72</text:p>
          </table:table-cell>
          <table:table-cell table:style-name="ce88" office:value-type="string" calcext:value-type="string">
            <text:p>nitrate_fre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[input.C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input.C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[input.C1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[input.D5]" office:value-type="string" office:string-value="71 + 72" calcext:value-type="string">
            <text:p>71 + 72</text:p>
          </table:table-cell>
          <table:table-cell table:style-name="ce88" office:value-type="string" calcext:value-type="string">
            <text:p>nitrate_free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[input.D6]" office:value-type="string" office:string-value="25+72" calcext:value-type="string">
            <text:p>25+72</text:p>
          </table:table-cell>
          <table:table-cell table:style-name="ce88" office:value-type="string" calcext:value-type="string">
            <text:p>nitrate_free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input.D7]" office:value-type="string" office:string-value="35+72" calcext:value-type="string">
            <text:p>35+72</text:p>
          </table:table-cell>
          <table:table-cell table:style-name="ce88" office:value-type="string" calcext:value-type="string">
            <text:p>nitrate_free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[input.D8]" office:value-type="string" office:string-value="36+72" calcext:value-type="string">
            <text:p>36+72</text:p>
          </table:table-cell>
          <table:table-cell table:style-name="ce88" office:value-type="string" calcext:value-type="string">
            <text:p>nitrate_free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[input.D9]" office:value-type="string" office:string-value="92+72" calcext:value-type="string">
            <text:p>92+72</text:p>
          </table:table-cell>
          <table:table-cell table:style-name="ce88" office:value-type="string" calcext:value-type="string">
            <text:p>nitrate_fre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[input.D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input.D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formula="of:=[input.D12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[input.E5]" office:value-type="string" office:string-value="71 + 72" calcext:value-type="string">
            <text:p>71 + 72</text:p>
          </table:table-cell>
          <table:table-cell table:style-name="ce88" office:value-type="string" calcext:value-type="string">
            <text:p>nitrate_2hrs_morning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[input.E6]" office:value-type="string" office:string-value="25+72" calcext:value-type="string">
            <text:p>25+72</text:p>
          </table:table-cell>
          <table:table-cell table:style-name="ce88" office:value-type="string" calcext:value-type="string">
            <text:p>nitrate_2hrs_morning</text:p>
          </table:table-cell>
        </table:table-row>
        <table:table-row table:style-name="ro5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[input.E7]" office:value-type="string" office:string-value="35+72" calcext:value-type="string">
            <text:p>35+72</text:p>
          </table:table-cell>
          <table:table-cell table:style-name="ce88" office:value-type="string" calcext:value-type="string">
            <text:p>nitrate_2hrs_morning</text:p>
          </table:table-cell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input.E8]" office:value-type="string" office:string-value="36+72" calcext:value-type="string">
            <text:p>36+72</text:p>
          </table:table-cell>
          <table:table-cell table:style-name="ce88" office:value-type="string" calcext:value-type="string">
            <text:p>nitrate_2hrs_morning</text:p>
          </table:table-cell>
        </table:table-row>
        <table:table-row table:style-name="ro5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[input.E9]" office:value-type="string" office:string-value="92+72" calcext:value-type="string">
            <text:p>92+72</text:p>
          </table:table-cell>
          <table:table-cell table:style-name="ce88" office:value-type="string" calcext:value-type="string">
            <text:p>nitrate_2hrs_morning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[input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input.E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formula="of:=[input.E12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[input.F5]" office:value-type="string" office:string-value="71 + 72" calcext:value-type="string">
            <text:p>71 + 72</text:p>
          </table:table-cell>
          <table:table-cell table:style-name="ce88" office:value-type="string" calcext:value-type="string">
            <text:p>nitrate_2hrs_morning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[input.F6]" office:value-type="string" office:string-value="25+72" calcext:value-type="string">
            <text:p>25+72</text:p>
          </table:table-cell>
          <table:table-cell table:style-name="ce88" office:value-type="string" calcext:value-type="string">
            <text:p>nitrate_2hrs_morning</text:p>
          </table:table-cell>
        </table:table-row>
        <table:table-row table:style-name="ro5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[input.F7]" office:value-type="string" office:string-value="35+72" calcext:value-type="string">
            <text:p>35+72</text:p>
          </table:table-cell>
          <table:table-cell table:style-name="ce88" office:value-type="string" calcext:value-type="string">
            <text:p>nitrate_2hrs_morning</text:p>
          </table:table-cell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input.F8]" office:value-type="string" office:string-value="36+72" calcext:value-type="string">
            <text:p>36+72</text:p>
          </table:table-cell>
          <table:table-cell table:style-name="ce88" office:value-type="string" calcext:value-type="string">
            <text:p>nitrate_2hrs_morning</text:p>
          </table:table-cell>
        </table:table-row>
        <table:table-row table:style-name="ro5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[input.F9]" office:value-type="string" office:string-value="92+72" calcext:value-type="string">
            <text:p>92+72</text:p>
          </table:table-cell>
          <table:table-cell table:style-name="ce88" office:value-type="string" calcext:value-type="string">
            <text:p>nitrate_2hrs_morning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[input.F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[input.F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formula="of:=[input.F12]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[input.G5]" office:value-type="string" office:string-value="71 + 72" calcext:value-type="string">
            <text:p>71 + 72</text:p>
          </table:table-cell>
          <table:table-cell table:style-name="ce88" office:value-type="string" calcext:value-type="string">
            <text:p>nitrate_2hrs_morning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[input.G6]" office:value-type="string" office:string-value="25+72" calcext:value-type="string">
            <text:p>25+72</text:p>
          </table:table-cell>
          <table:table-cell table:style-name="ce88" office:value-type="string" calcext:value-type="string">
            <text:p>nitrate_2hrs_morning</text:p>
          </table:table-cell>
        </table:table-row>
        <table:table-row table:style-name="ro5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[input.G7]" office:value-type="string" office:string-value="35+72" calcext:value-type="string">
            <text:p>35+72</text:p>
          </table:table-cell>
          <table:table-cell table:style-name="ce88" office:value-type="string" calcext:value-type="string">
            <text:p>nitrate_2hrs_morning</text:p>
          </table:table-cell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[input.G8]" office:value-type="string" office:string-value="36+72" calcext:value-type="string">
            <text:p>36+72</text:p>
          </table:table-cell>
          <table:table-cell table:style-name="ce88" office:value-type="string" calcext:value-type="string">
            <text:p>nitrate_2hrs_morning</text:p>
          </table:table-cell>
        </table:table-row>
        <table:table-row table:style-name="ro5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[input.G9]" office:value-type="string" office:string-value="92+72" calcext:value-type="string">
            <text:p>92+72</text:p>
          </table:table-cell>
          <table:table-cell table:style-name="ce88" office:value-type="string" calcext:value-type="string">
            <text:p>nitrate_2hrs_morning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[input.G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[input.G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formula="of:=[input.G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[input.H5]" office:value-type="string" office:string-value="71 + 72" calcext:value-type="string">
            <text:p>71 + 72</text:p>
          </table:table-cell>
          <table:table-cell office:value-type="string" calcext:value-type="string">
            <text:p>nitrate_overnigh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[input.H6]" office:value-type="string" office:string-value="25+72" calcext:value-type="string">
            <text:p>25+72</text:p>
          </table:table-cell>
          <table:table-cell office:value-type="string" calcext:value-type="string">
            <text:p>nitrate_overnigh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formula="of:=[input.H7]" office:value-type="string" office:string-value="35+72" calcext:value-type="string">
            <text:p>35+72</text:p>
          </table:table-cell>
          <table:table-cell office:value-type="string" calcext:value-type="string">
            <text:p>nitrate_overnigh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[input.H8]" office:value-type="string" office:string-value="36+72" calcext:value-type="string">
            <text:p>36+72</text:p>
          </table:table-cell>
          <table:table-cell office:value-type="string" calcext:value-type="string">
            <text:p>nitrate_overnigh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[input.H9]" office:value-type="string" office:string-value="92+72" calcext:value-type="string">
            <text:p>92+72</text:p>
          </table:table-cell>
          <table:table-cell office:value-type="string" calcext:value-type="string">
            <text:p>nitrate_overnigh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[input.H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[input.H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formula="of:=[input.H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[input.I5]" office:value-type="string" office:string-value="71 + 72" calcext:value-type="string">
            <text:p>71 + 72</text:p>
          </table:table-cell>
          <table:table-cell office:value-type="string" calcext:value-type="string">
            <text:p>nitrate_overnigh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formula="of:=[input.I6]" office:value-type="string" office:string-value="25+72" calcext:value-type="string">
            <text:p>25+72</text:p>
          </table:table-cell>
          <table:table-cell office:value-type="string" calcext:value-type="string">
            <text:p>nitrate_overnigh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[input.I7]" office:value-type="string" office:string-value="35+72" calcext:value-type="string">
            <text:p>35+72</text:p>
          </table:table-cell>
          <table:table-cell office:value-type="string" calcext:value-type="string">
            <text:p>nitrate_overnigh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[input.I8]" office:value-type="string" office:string-value="36+72" calcext:value-type="string">
            <text:p>36+72</text:p>
          </table:table-cell>
          <table:table-cell office:value-type="string" calcext:value-type="string">
            <text:p>nitrate_overnigh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formula="of:=[input.I9]" office:value-type="string" office:string-value="92+72" calcext:value-type="string">
            <text:p>92+72</text:p>
          </table:table-cell>
          <table:table-cell office:value-type="string" calcext:value-type="string">
            <text:p>nitrate_overnigh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[input.I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formula="of:=[input.I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formula="of:=[input.I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[input.J5]" office:value-type="string" office:string-value="71 + 72" calcext:value-type="string">
            <text:p>71 + 7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formula="of:=[input.J6]" office:value-type="string" office:string-value="25+72" calcext:value-type="string">
            <text:p>25+72</text:p>
          </table:table-cell>
          <table:table-cell office:value-type="string" calcext:value-type="string">
            <text:p>nitrate_overnigh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formula="of:=[input.J7]" office:value-type="string" office:string-value="35+72" calcext:value-type="string">
            <text:p>35+72</text:p>
          </table:table-cell>
          <table:table-cell office:value-type="string" calcext:value-type="string">
            <text:p>nitrate_overnigh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formula="of:=[input.J8]" office:value-type="string" office:string-value="36+72" calcext:value-type="string">
            <text:p>36+72</text:p>
          </table:table-cell>
          <table:table-cell office:value-type="string" calcext:value-type="string">
            <text:p>nitrate_overnigh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formula="of:=[input.J9]" office:value-type="string" office:string-value="92+72" calcext:value-type="string">
            <text:p>92+72</text:p>
          </table:table-cell>
          <table:table-cell office:value-type="string" calcext:value-type="string">
            <text:p>nitrate_overnigh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formula="of:=[input.J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formula="of:=[input.J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table:formula="of:=[input.J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input.K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formula="of:=[input.K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formula="of:=[input.K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formula="of:=[input.K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formula="of:=[input.K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formula="of:=[input.K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formula="of:=[input.K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formula="of:=[input.K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formula="of:=[input.L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formula="of:=[input.L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formula="of:=[input.L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formula="of:=[input.L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table:formula="of:=[input.L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formula="of:=[input.L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table:formula="of:=[input.L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formula="of:=[input.L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[input.M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formula="of:=[input.M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formula="of:=[input.M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formula="of:=[input.M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formula="of:=[input.M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formula="of:=[input.M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formula="of:=[input.M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formula="of:=[input.M12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4:15:26.951376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08T09:45:35.990628975</meta:creation-date>
    <dc:date>2019-11-24T14:20:59.819730933</dc:date>
    <meta:editing-duration>PT8H49M32S</meta:editing-duration>
    <meta:editing-cycles>34</meta:editing-cycles>
    <meta:generator>LibreOffice/6.3.3.2$Linux_X86_64 LibreOffice_project/30$Build-2</meta:generator>
    <meta:document-statistic meta:table-count="2" meta:cell-count="407" meta:object-count="0"/>
  </office:meta>
</office:document-meta>
</file>